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ListTest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e3319" officeooo:paragraph-rsid="001e3319" style:font-size-asian="28pt" style:font-size-complex="28pt"/>
    </style:style>
    <style:style style:name="P2" style:family="paragraph" style:parent-style-name="Standard">
      <style:text-properties fo:font-size="28pt" fo:font-weight="bold" officeooo:rsid="001e3319" officeooo:paragraph-rsid="001e3319" style:font-size-asian="28pt" style:font-weight-asian="bold" style:font-size-complex="28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88d5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nal:</text:p>
      <text:p text:style-name="P1">To the last, I will grapple with thee... from Hell's heart, I <text:span text:style-name="T1">stab</text:span> at thee! For hate's sake, I spit my last breath at thee!</text:p>
      <text:p text:style-name="P1"/>
      <text:p text:style-name="P2">LibreOffice:</text:p>
      <text:p text:style-name="P1">To the last, I will grapple with thee... from Hell's heart, I <text:span text:style-name="T2">stab</text:span> at thee! For hate's sake, I spit my last breath at thee!</text:p>
      <text:p text:style-name="P1"/>
      <text:p text:style-name="P2">CASS:</text:p>
      <text:p text:style-name="P1">To the last, I will grapple with thee... from Hell's heart, I <text:span text:style-name="T1">stab</text:span> at thee! For hate's sake, I spit my last breath at the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13:26.962685164</meta:creation-date>
    <meta:generator>LibreOffice/5.0.5.2$Linux_X86_64 LibreOffice_project/00m0$Build-2</meta:generator>
    <dc:date>2016-04-04T23:31:45.349080048</dc:date>
    <meta:editing-duration>PT20H30S</meta:editing-duration>
    <meta:editing-cycles>29</meta:editing-cycles>
    <meta:document-statistic meta:table-count="0" meta:image-count="0" meta:object-count="0" meta:page-count="1" meta:paragraph-count="6" meta:word-count="78" meta:character-count="395" meta:non-whitespace-character-count="32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oDialog as Variant
Private oVC as Variant
Private oWC as Variant

Sub RunGraphicsWizard
	oDialog = createUnoDialog(DialogLibraries.Standard.ListTest)
	populateList
	oDialog.execute
End Sub

Sub populateList
	Dim nCount as integer, oListBox as object
	
	oListBox = oDialog.getControl("ListBox1")
	nCount = oListBox.getItemCount()
	
	oCASS = createUnoService("org.libreoffice.example.CASS")
	
	Dim syns as variant
	syns = oCASS.getSynonym(oWC.String)
	
	oListBox.addItems(syns, ncount)
	
	oListBox.selectItemPos(0, true)
End Sub

Sub CancelGraphicsDialog
	oDialog.endExecute()
End Sub

Sub FinishGraphicsDialog
	oListBox = oDialog.getControl("ListBox1")
	
	Dim sSelectedItem as String
	sSelectedItem = oListBox.getSelectedItem
	
	oWC.String = sSelectedItem
	
	oDialog.endExecute	
End Sub

Sub Main
	oVC = ThisComponent.getCurrentController.getViewCursor
	oWC = oVC.getText.createTextCursorByRange(oVC)
	oWC.gotoStartOfWord(False)
	oWC.gotoEndOfWord(True)
	
	RunGraphicsWizard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5" dlg:width="175" dlg:height="146" dlg:closeable="true" dlg:moveable="true">
  <dlg:bulletinboard>
    <dlg:filecontrol dlg:id="FileControl1" dlg:tab-index="0" dlg:left="20" dlg:top="67" dlg:width="133" dlg:height="16"/>
    <dlg:button dlg:id="CommandButton1" dlg:tab-index="1" dlg:left="13" dlg:top="111" dlg:width="31" dlg:height="12" dlg:value="&lt;&lt; Back"/>
    <dlg:button dlg:id="CommandButton2" dlg:tab-index="2" dlg:left="44" dlg:top="111" dlg:width="32" dlg:height="12" dlg:value="Next &gt;&gt;"/>
    <dlg:button dlg:id="CommandButton3" dlg:tab-index="3" dlg:left="97" dlg:top="111" dlg:width="32" dlg:height="12" dlg:value="Finish">
      <script:event script:event-name="on-performaction" script:macro-name="vnd.sun.star.script:Standard.Module1.FinishGraphicsDialog?language=Basic&amp;location=document" script:language="Script"/>
    </dlg:button>
    <dlg:button dlg:id="CommandButton4" dlg:tab-index="4" dlg:left="129" dlg:top="111" dlg:width="32" dlg:height="12" dlg:value="Cancel">
      <script:event script:event-name="on-performaction" script:macro-name="vnd.sun.star.script:Standard.Module1.CancelGraphicsDialog?language=Basic&amp;location=document" script:language="Script"/>
    </dlg:button>
    <dlg:text dlg:id="Label1" dlg:tab-index="5" dlg:left="12" dlg:top="13" dlg:width="68" dlg:height="10" dlg:value="Select Graphics File:"/>
  </dlg:bulletinboard>
</dlg:window>
</file>

<file path=Dialogs/Standard/ListTest.xml><?xml version="1.0" encoding="utf-8"?>
<!DOCTYPE window  PUBLIC '-//OpenOffice.org//DTD OfficeDocument 1.0//EN'  'dialog.dtd'>
<dlg:window xmlns:dlg="http://openoffice.org/2000/dialog" xmlns:script="http://openoffice.org/2000/script" dlg:id="ListTest" dlg:left="122" dlg:top="236" dlg:width="92" dlg:height="163" dlg:closeable="true" dlg:moveable="true">
  <dlg:bulletinboard>
    <dlg:menulist dlg:id="ListBox1" dlg:tab-index="0" dlg:left="2" dlg:top="4" dlg:width="87" dlg:height="135"/>
    <dlg:button dlg:id="CommandButton2" dlg:tab-index="2" dlg:left="48" dlg:top="143" dlg:width="40" dlg:height="18" dlg:value="Select">
      <script:event script:event-name="on-performaction" script:macro-name="vnd.sun.star.script:Standard.Module1.FinishGraphicsDialog?language=Basic&amp;location=document" script:language="Script"/>
    </dlg:button>
    <dlg:button dlg:id="Cancel" dlg:tab-index="1" dlg:left="2" dlg:top="143" dlg:width="40" dlg:height="18" dlg:value="Cancel">
      <script:event script:event-name="on-performaction" script:macro-name="vnd.sun.star.script:Standard.Module1.CancelGraphicsDialog?language=Basic&amp;location=document" script:language="Script"/>
    </dlg:button>
    <dlg:button dlg:id="CommandButton1" dlg:tab-index="3" dlg:left="22" dlg:top="149" dlg:width="2" dlg:height="0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List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